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08b6" officeooo:paragraph-rsid="001208b6"/>
    </style:style>
    <style:style style:name="P2" style:family="paragraph" style:parent-style-name="Standard">
      <style:text-properties officeooo:rsid="001269b2" officeooo:paragraph-rsid="001208b6"/>
    </style:style>
    <style:style style:name="P3" style:family="paragraph" style:parent-style-name="Standard">
      <style:text-properties officeooo:paragraph-rsid="001269b2"/>
    </style:style>
    <style:style style:name="P4" style:family="paragraph" style:parent-style-name="Standard">
      <style:text-properties fo:font-size="12pt" officeooo:rsid="001269b2" officeooo:paragraph-rsid="001269b2" style:font-size-asian="12pt" style:font-size-complex="12pt"/>
    </style:style>
    <style:style style:name="P5" style:family="paragraph" style:parent-style-name="Standard">
      <style:text-properties fo:font-weight="bold" officeooo:rsid="0016b405" officeooo:paragraph-rsid="0016b405" style:font-weight-asian="bold" style:font-weight-complex="bold"/>
    </style:style>
    <style:style style:name="P6" style:family="paragraph" style:parent-style-name="Standard">
      <style:text-properties officeooo:paragraph-rsid="0014fa81"/>
    </style:style>
    <style:style style:name="P7" style:family="paragraph" style:parent-style-name="Standard">
      <style:text-properties officeooo:rsid="0017b49f" officeooo:paragraph-rsid="0017b49f"/>
    </style:style>
    <style:style style:name="P8" style:family="paragraph" style:parent-style-name="Standard">
      <style:text-properties fo:color="#000000" style:font-name="Liberation Serif" fo:font-size="12pt" fo:font-weight="normal" officeooo:rsid="0014fa81" officeooo:paragraph-rsid="0014fa81" fo:background-color="#ffffd7" style:font-size-asian="12pt" style:font-size-complex="12pt"/>
    </style:style>
    <style:style style:name="T1" style:family="text">
      <style:text-properties officeooo:rsid="001208b6"/>
    </style:style>
    <style:style style:name="T2" style:family="text">
      <style:text-properties officeooo:rsid="001269b2"/>
    </style:style>
    <style:style style:name="T3" style:family="text">
      <style:text-properties fo:color="#000000" style:font-name="Liberation Serif" fo:font-size="12pt" fo:font-weight="normal" fo:background-color="#ffffd7" loext:char-shading-value="0" style:font-size-asian="12pt" style:font-size-complex="12pt"/>
    </style:style>
    <style:style style:name="T4" style:family="text">
      <style:text-properties fo:color="#000000" style:font-name="Liberation Serif" fo:font-size="12pt" fo:font-weight="normal" officeooo:rsid="001269b2" fo:background-color="#ffffd7" loext:char-shading-value="0" style:font-size-asian="12pt" style:font-size-complex="12pt"/>
    </style:style>
    <style:style style:name="T5" style:family="text">
      <style:text-properties fo:color="#000000" style:font-name="Liberation Serif" fo:font-size="12pt" fo:font-weight="normal" officeooo:rsid="00140d82" fo:background-color="#ffffd7" loext:char-shading-value="0" style:font-size-asian="12pt" style:font-size-complex="12pt"/>
    </style:style>
    <style:style style:name="T6" style:family="text">
      <style:text-properties fo:color="#000000" style:font-name="Liberation Serif" fo:font-size="12pt" fo:font-weight="normal" officeooo:rsid="0014fa81" fo:background-color="#ffffd7" loext:char-shading-value="0" style:font-size-asian="12pt" style:font-size-complex="12pt"/>
    </style:style>
    <style:style style:name="T7" style:family="text">
      <style:text-properties fo:color="#000000" style:font-name="Liberation Serif" fo:font-size="12pt" fo:font-weight="normal" officeooo:rsid="001208b6" fo:background-color="#ffffd7" loext:char-shading-value="0" style:font-size-asian="12pt" style:font-size-complex="12pt"/>
    </style:style>
    <style:style style:name="T8" style:family="text">
      <style:text-properties fo:color="#000000" style:font-name="Liberation Serif" fo:font-size="12pt" fo:font-weight="normal" officeooo:rsid="00160118" fo:background-color="#ffffd7" loext:char-shading-value="0" style:font-size-asian="12pt" style:font-size-complex="12pt"/>
    </style:style>
    <style:style style:name="T9" style:family="text">
      <style:text-properties fo:color="#000000" style:font-name="Liberation Serif" fo:font-size="12pt" fo:font-weight="normal" officeooo:rsid="00184b07" fo:background-color="#ffffd7" loext:char-shading-value="0"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Νεφέλη Ταβουλάρη </text:p>
      <text:p text:style-name="P5">sdi1800190</text:p>
      <text:p text:style-name="P5">Υλοποίηση Συστημάτων Βάσεων Δεδομένων</text:p>
      <text:p text:style-name="P5"/>
      <text:p text:style-name="P5">Heap File</text:p>
      <text:p text:style-name="P1">Στη main αρχικά διαβάζω το .txt αρχείο και βάζω τα δεδομένα σε έναν πίνακα από Records.</text:p>
      <text:p text:style-name="P1">Επέλεξα το αρχείο με τις 15 χιλιάδες εγγραφές.</text:p>
      <text:p text:style-name="P1">Ύστερα,καλώ τις συναρτήσεις που έχω υλοποιήσει στο HP.c ,με τις οποίες δημιουργώ ένα heap file,το ανοίγω,εισάγω όσες εγγραφές θέλω σε αυτό,διαγράφω μια εγγραφή με ένα συγκεκριμένο id,εμφανίζω τις εγγραφές με ένα συγκεκριμένο id και τέλος κλείνω το αρχείο.</text:p>
      <text:p text:style-name="P1">Στο HP.c είναι η υλοποίηση των συναρτήσεων,στις οποίες καλώ τις κατάλληλες BF συναρτήσεις.</text:p>
      <text:p text:style-name="P3"><text:span text:style-name="T1">Στην HP_InsertEntry ελέγχω ώστε αν υπάρχουν κενές εγγραφές στο κάθε μπλοκ,να εισαγάγω εκεί τη νέα εγγραφή για εξοικονόμηση χώρου.</text:span><text:span text:style-name="T2">Διαφορετικά,η νέα εγγραφή θα μπεί ,είτε σε ένα ήδη υπάρχον μπλοκ που δεν έχει γεμίσει ακόμα,είτε θα δημιουργηθεί ένα νέο μπλοκ για αυτή την εγγραφή.Στην </text:span><text:span text:style-name="T1">HP_</text:span><text:span text:style-name="T2">Delete</text:span><text:span text:style-name="T1">Entry </text:span><text:span text:style-name="T2">βάζω μηδενικά σε όλο το record που είναι να διαγράψω.</text:span></text:p>
      <text:p text:style-name="P6"><text:span text:style-name="T2">Στην </text:span><text:span text:style-name="T3">HP_GetAllEntries, </text:span><text:span text:style-name="T4">είτε εμφανίζω τα records με ένα συγκεκριμένο id( η κάθε εγγραφή έχει μοναδικό id,άρα περιμένω μόνο 1 record),είτε εμφανίζω όλα τα records αν το value δείχνει σε NULL.</text:span><text:span text:style-name="T5">Βέβαια,κάνω κάποιους έξτρα ελέγχους για να σιγουρευτώ ότι αν το id που δωθεί είναι το 0,δε θα εμφανιστούν και οι κενές εγγραφές.</text:span><text:span text:style-name="T6">Γενικά,στη main δεν κάνω πολλές αναζητήσεις εγγραφών </text:span><text:span text:style-name="T8">για απλοποίηση</text:span><text:span text:style-name="T6">,αλλά από τους ελέγχους που έχω κάνει δουλεύουν όλες οι λειτουργίες (πχ εισαγωγή νέας εγγραφής σε κάποια κενή θέση </text:span><text:span text:style-name="T7">για εξοικονόμηση χώρου, </text:span><text:span text:style-name="T6">διαγραφή κάποιας εγγραφής </text:span><text:span text:style-name="T8">κτλ</text:span><text:span text:style-name="T6">).</text:span><text:span text:style-name="T9">Μπορείτε να αποσχολιάσετε κάποιες εντολές για να ελέγξετε το πρόγραμμα.</text:span></text:p>
      <text:p text:style-name="P8"/>
      <text:p text:style-name="P7"><text:span text:style-name="T6">Ε</text:span><text:span text:style-name="T3">ντολή μεταγλώττισης και εκτέλεσης : make &amp;&amp; ./main</text:span></text:p>
      <text:p text:style-name="P4"/>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9T04:07:52.342292200</meta:creation-date>
    <dc:date>2020-12-19T16:39:01.196604635</dc:date>
    <meta:editing-duration>PT10M43S</meta:editing-duration>
    <meta:editing-cycles>6</meta:editing-cycles>
    <meta:generator>LibreOffice/6.4.6.2$Linux_X86_64 LibreOffice_project/40$Build-2</meta:generator>
    <meta:document-statistic meta:table-count="0" meta:image-count="0" meta:object-count="0" meta:page-count="1" meta:paragraph-count="11" meta:word-count="239" meta:character-count="1577" meta:non-whitespace-character-count="1348"/>
  </office:meta>
</office:document-meta>
</file>